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fo:orphans="2" fo:widows="2"/>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fo:orphans="2" fo:widows="2"/>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fo:orphans="2" fo:widows="2"/>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break-before="pag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1:04:00</meta:creation-date>
    <dc:creator>Trihus</dc:creator>
    <dc:date>2012-08-20T11:04:0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6.2481</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1"
Const IsPreview = "False"
Const RunMacroFirstTime = "True"
Const IsCoverImageInserted = "fals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